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draw:shadow="hidden" draw:shadow-offset-x="0.141cm" draw:shadow-offset-y="0.141cm" draw:shadow-opacity="25%"/>
    </style:style>
    <style:style style:name="pr2" style:family="presentation" style:parent-style-name="Default-subtitle">
      <style:graphic-properties draw:stroke="solid" svg:stroke-width="0.035cm" svg:stroke-color="#333333" draw:marker-start-width="0.252cm" draw:marker-end-width="0.252cm" draw:fill-color="#ffffff" draw:auto-grow-height="true" fo:min-height="11.142cm" fo:padding-top="0.017cm" fo:padding-bottom="0.017cm" fo:padding-left="0.017cm" fo:padding-right="0.017cm" draw:shadow="hidden" draw:shadow-offset-x="0.141cm" draw:shadow-offset-y="0cm" draw:shadow-opacity="67%"/>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9cm"/>
    </style:style>
    <style:style style:name="pr6" style:family="presentation" style:parent-style-name="Default-subtitle">
      <style:graphic-properties draw:stroke="solid" svg:stroke-color="#000000" draw:fill-color="#ffffff" fo:min-height="12.179cm"/>
    </style:style>
    <style:style style:name="pr7" style:family="presentation" style:parent-style-name="Default-subtitle">
      <style:graphic-properties draw:fill-color="#ffffff" draw:auto-grow-height="true" fo:min-height="14.351cm"/>
    </style:style>
    <style:style style:name="pr8" style:family="presentation" style:parent-style-name="Default-title">
      <style:graphic-properties fo:min-height="3.506cm"/>
    </style:style>
    <style:style style:name="pr9" style:family="presentation" style:parent-style-name="Default-subtitle">
      <style:graphic-properties draw:fill-color="#ffffff" fo:min-height="12.661cm"/>
    </style:style>
    <style:style style:name="pr10" style:family="presentation" style:parent-style-name="Default-subtitle">
      <style:graphic-properties draw:fill-color="#ffffff" fo:min-height="16.459cm"/>
    </style:style>
    <style:style style:name="pr11" style:family="presentation" style:parent-style-name="Default-subtitle">
      <style:graphic-properties draw:fill-color="#ffffff" draw:auto-grow-height="true" fo:min-height="16.255cm"/>
    </style:style>
    <style:style style:name="pr12" style:family="presentation" style:parent-style-name="Default-title">
      <style:graphic-properties draw:auto-grow-height="true" fo:min-height="2.973cm"/>
    </style:style>
    <style:style style:name="pr13" style:family="presentation" style:parent-style-name="Default-outline1">
      <style:graphic-properties fo:min-height="5.559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text-properties fo:font-size="32pt" style:font-size-asian="32pt" style:font-size-complex="32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color="#ffffff"/>
      <style:paragraph-properties fo:text-align="start"/>
      <style:text-properties fo:font-size="26pt" style:font-size-asian="26pt" style:font-size-complex="26pt"/>
    </style:style>
    <style:style style:name="P6" style:family="paragraph">
      <loext:graphic-properties draw:fill-color="#ffffff"/>
      <style:paragraph-properties fo:text-align="start"/>
    </style:style>
    <style:style style:name="P7" style:family="paragraph">
      <loext:graphic-properties draw:fill-color="#ffffff"/>
      <style:paragraph-properties fo:text-align="start"/>
      <style:text-properties fo:font-size="28pt" style:font-size-asian="28pt" style:font-size-complex="28pt"/>
    </style:style>
    <style:style style:name="T1" style:family="text">
      <style:text-properties fo:font-size="32pt" style:font-size-asian="32pt" style:font-size-complex="32pt"/>
    </style:style>
    <style:style style:name="T2" style:family="text">
      <style:text-properties fo:font-size="20pt" fo:font-style="italic" style:font-size-asian="20pt" style:font-style-asian="italic" style:font-size-complex="20pt" style:font-style-complex="italic"/>
    </style:style>
    <style:style style:name="T3" style:family="text">
      <style:text-properties fo:font-size="26pt" style:font-size-asian="26pt" style:font-size-complex="26pt"/>
    </style:style>
    <style:style style:name="T4" style:family="text">
      <style:text-properties style:font-name="Liberation Sans3" style:font-name-asian="Liberation Sans3" style:font-name-complex="Liberation Sans3"/>
    </style:style>
    <style:style style:name="T5" style:family="text">
      <style:text-properties fo:font-size="28pt" style:font-size-asian="28pt" style:font-size-complex="28pt"/>
    </style:style>
    <style:style style:name="T6" style:family="text">
      <style:text-properties style:font-name="Liberation Sans3" fo:font-size="28pt" style:font-name-asian="Liberation Sans3" style:font-size-asian="28pt" style:font-name-complex="Liberation Sans3" style:font-size-complex="28pt"/>
    </style:style>
    <style:style style:name="T7" style:family="text">
      <style:text-properties fo:color="#666666" fo:font-style="italic" style:font-style-asian="italic" style:font-style-complex="italic"/>
    </style:style>
    <style:style style:name="T8" style:family="text">
      <style:text-properties fo:color="#666666"/>
    </style:style>
    <style:style style:name="T9" style:family="text">
      <style:text-properties fo:font-style="italic" style:font-style-asian="italic" style:font-style-complex="italic"/>
    </style:style>
    <style:style style:name="T10" style:family="text">
      <style:text-properties fo:color="#666666" fo:font-style="normal" style:font-style-asian="normal" style:font-style-complex="normal"/>
    </style:style>
    <style:style style:name="T11"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Προσέλευση, αποχώρηση,<text:line-break/>έλεγχος πρόσβασης</text:p>
          </draw:text-box>
        </draw:frame>
        <draw:frame presentation:style-name="pr2" draw:text-style-name="P2" draw:layer="layout" svg:width="25.199cm" svg:height="11.176cm" svg:x="1.4cm" svg:y="6.604cm">
          <draw:text-box>
            <text:p text:style-name="P1"><text:span text:style-name="T1">Το σύστημα καταγραφής εισόδου, εξόδου και ελέγχου πρόσβασης αφορά στην ηλεκτρονική καταγραφή της ώρας προσέλευσης και αποχώρησης των υπαλλήλων, καθώς επίσης και στον έλεγχο πρόσβασης των υπαλλήλων σε ελεγχόμενους χώρους.</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presentation:user-transformed="true">
          <draw:text-box>
            <text:p>Καρταναγνώστες και κάρτες</text:p>
          </draw:text-box>
        </draw:frame>
        <draw:frame presentation:style-name="pr5" draw:layer="layout" svg:width="25.199cm" svg:height="12.179cm" svg:x="1.4cm" svg:y="4.914cm" presentation:class="outline" presentation:user-transformed="true">
          <draw:text-box>
            <text:list text:style-name="L2">
              <text:list-item>
                <text:p>Καρταναγνώστες εισόδου/εξόδου</text:p>
                <text:p><text:span text:style-name="T2">Πρόκειται για συσκευές μεγέθους σπιρτόκουτου που βρίσκονται συνήθως στις εισόδους/εξόδους κτιρίων και φέρουν επιγραφή ΕΙΣΟΔΟΥ ή ΕΞΟΔΟΥ. Οι εργαζόμενοι περνούν την κάρτα τους μπροστά από τους καρταναγνώστες εισόδου κατά την προσέλευσή τους στην εργασία, ενώ κατά την αποχώρησή τους από την εργασία περνούν την κάρτα τους μπροστά από τους καρταναγνώστες εξόδου.</text:span></text:p>
              </text:list-item>
              <text:list-item>
                <text:p>Καρταναγνώστες ελεγχόμενης πρόσβασης</text:p>
                <text:p><text:span text:style-name="T2">Οι καρταναγνώστες ελεγχόμενης πρόσβασης βρίσκονται κοντά σε πόρτες που κλειδώνουν με ηλεκτρονικό τρόπο και ξεκλειδώνουν με το πέρασμα κάρτας που διαθέτει την κατάλληλη πρόσβαση. Οι καρταναγνώστες ελεγχόμενης πρόσβασης είναι συνήθως λευκού χρώματος, σε αντίθεση με τους καρταναγνώστες εισόδου/εξόδου που συνήθως είναι μαύροι.</text:span></text:p>
              </text:list-item>
              <text:list-item>
                <text:p>Κάρτες</text:p>
                <text:p><text:span text:style-name="T2">Κάθε εργαζόμενος φέρει κάρτα την οποία του παρέχει η Διεύθυνση Προσωπικού κατά την πρόσληψη ή το διορισμό του στο Δήμο Θεσσαλονίκης. Η κάρτα έχει μέγεθος παρόμοιο με αυτό μιας χρεωστικής κάρτας τραπέζης, είναι λευκού χρώματος και αναγράφει σε εμφανές σημείο έναν αριθμό που είναι μοναδικός. Η κάρτα είναι αυστηρά προσωπική και πρέπει να επιστρέφεται κατά τη διακοπή της σχέσης εργασίας του υπαλλήλου με το Δήμο Θεσσαλονίνκης. </text:span></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4" draw:layer="layout" svg:width="25.199cm" svg:height="3.506cm" svg:x="1.4cm" svg:y="0.837cm" presentation:class="title">
          <draw:text-box>
            <text:p>Διάρθρωση του συστήματος</text:p>
          </draw:text-box>
        </draw:frame>
        <draw:frame presentation:style-name="pr6" draw:text-style-name="P3" draw:layer="layout" svg:width="25.199cm" svg:height="12.179cm" svg:x="1.4cm" svg:y="4.914cm" presentation:class="subtitle" presentation:user-transformed="true">
          <draw:text-box>
            <text:p>Το όλο σύστημα βασίζεται σε ένα σύνολο καρταναγνωστών διασυνδεδεμένων με κεντρικό server που βρίσκεται στο computer room του Δημαρχιακού Μεγάρου. Οι καρταναγνώστες μπορούν να βρίσκονται σε οποιοδήποτε κτίριο του Δήμου, αρκεί να υπάρχει πρόσβαση στο εσωτερικό δίκτυο (intranet) TCP/IP του Δήμου Θεσσαλονίκης.</text:p>
          </draw:text-box>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7" draw:text-style-name="P5" draw:layer="layout" svg:width="25.199cm" svg:height="14.351cm" svg:x="1.4cm" svg:y="5.461cm" presentation:class="subtitle" presentation:user-transformed="true">
          <draw:text-box>
            <text:p text:style-name="P4"><text:span text:style-name="T3">Οι καρταναγνώστες δεν συνδέονται απευθείας στο δίκτυο του Δήμου Θεσσαλονίκης, αλλά σε ειδικές κάρτες δικτύου που ονομάζονται controllers. Κάθε controller μπορεί να ελέγχει έναν ή περισσότερους καρταναγνώστες.</text:span></text:p>
            <text:p text:style-name="P4"><text:span text:style-name="T3"/></text:p>
            <text:p text:style-name="P4"><text:span text:style-name="T3">Τα σήματα από τα περάσματα των καρτών μεταφέρονται αρχικά στους controllers και από εκεί στον server του Δημαρχείου όπου αποθηκεύονται, ωστόσο κρατούνται για μικρό χρονικό διάστημα (λίγες ώρες) και στους controllers προκειμένου να μην χαθούν δεδομένα σε περιπτώσεις διακοπής της επικοινωνίας (βλάβη δικτύου, συντήρηση κλπ). Για το λόγο αυτό οι controllers είναι εφοδιασμένοι με μπαταρίες οι οποίες πρέπει να αντικαθίστανται στα πλαίσια της τακτικής συντήρησης του συστήματος.</text:span></text:p>
          </draw:text-box>
        </draw:frame>
        <draw:frame presentation:style-name="pr8" draw:layer="layout" svg:width="25.199cm" svg:height="3.506cm" svg:x="1.4cm" svg:y="0.837cm" presentation:class="title">
          <draw:text-box>
            <text:p>Διασυνδέσεις</text:p>
          </draw:text-box>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presentation:style-name="pr9" draw:text-style-name="P6" draw:layer="layout" svg:width="25.199cm" svg:height="12.661cm" svg:x="1.4cm" svg:y="4.673cm" presentation:class="subtitle" presentation:user-transformed="true">
          <draw:text-box>
            <text:p text:style-name="P4">Στον κεντρικό server που ελέγχει τη λειτουργία του όλου συστήματος υπάρχει εγκατεστημένο το λογισμικό WIN<text:span text:style-name="T4">−</text:span>PAK της εταιρείας Honeywell, το οποίο παρέχει φιλικό προς το χρήστη interface προκειμένου να καταχωρηθούν δεδομένα πρόσβασης, να εφαρμοστούν πολιτικές ασφαλείας, να αποθηκευτούν και να προσπελαστούν δεδομένα κλπ. Το εν λόγω λογισμικό φιλοξενείται σε περιβάλλον Windows 10 της εταιρείας Microsoft.</text:p>
          </draw:text-box>
        </draw:frame>
        <draw:frame presentation:style-name="pr4" draw:layer="layout" svg:width="25.199cm" svg:height="3.506cm" svg:x="1.4cm" svg:y="0.837cm" presentation:class="title">
          <draw:text-box>
            <text:p>WIN-PAK</text:p>
          </draw:text-box>
        </draw:frame>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presentation:style-name="pr10" draw:text-style-name="P6" draw:layer="layout" svg:width="25.199cm" svg:height="16.459cm" svg:x="1.4cm" svg:y="3.861cm" presentation:class="subtitle" presentation:user-transformed="true">
          <draw:text-box>
            <text:p text:style-name="P4">Το λογισμικό WIN<text:span text:style-name="T4">−</text:span>PAK εκτός από τον έλεγχο του όλου συστήματος, διαχειρίζεται και σχεσιακή βάση δεδομένων στην οποία, εκτός από το configuration του συστήματος, κρατούνται όλα τα συμβάντα, δηλαδή τα περάσματα των καρτών από τους καρταναγνώστες.</text:p>
            <text:p text:style-name="P4"/>
            <text:p text:style-name="P4">Το σύστημα διαχείρισης της βάσης δεδομένων είναι ο SQL server της Microsoft και από καιρού εις καιρών τα παλαιότερα συμβάντα πρέπει να μεταφέρονται σε εξωτερική βάση δεδομένων και να εκκαθαρίζονται, προκειμένου το σύστημα να είναι βιώσιμο σε βάθος χρόνου.</text:p>
          </draw:text-box>
        </draw:frame>
        <draw:frame presentation:style-name="pr8" draw:layer="layout" svg:width="25.199cm" svg:height="3.506cm" svg:x="1.4cm" svg:y="0.837cm" presentation:class="title">
          <draw:text-box>
            <text:p>Βάση δεδομένων</text:p>
          </draw:text-box>
        </draw:frame>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32">
        <draw:frame presentation:style-name="pr11" draw:text-style-name="P7" draw:layer="layout" svg:width="25.199cm" svg:height="16.255cm" svg:x="1.217cm" svg:y="2.286cm" presentation:class="subtitle" presentation:user-transformed="true">
          <draw:text-box>
            <text:p text:style-name="P4"><text:span text:style-name="T5">Από τα παραπάνω γίνεται φανερό ότι το λογισμικό WIN</text:span><text:span text:style-name="T6">−</text:span><text:span text:style-name="T5">PAK δεν επαρκεί για την πλήρη λειτουργία του όλου συστήματος. Πράγματι, χρειαζόμαστε προσωπικά στοιχεία των υπαλλήλων, δεδομένα διάρθρωσης των υπηρεσιών του Δήμου Θεσσαλονίκης, δεδομένα προσλήψεων, μετακινήσεων και απολύσεων προσωπικού κλπ. Επίσης, χρειαζόμαστε δευτερεύουσα βάση δεδομένων για μακροχρόνια αποθήκευση και διαχείριση των συμβάντων, ενώ είναι απαραίτητα και προγράμματα εφαρμογών διαχείρισης και ελέγχου συμβάντων, π.χ. δελτία προσέλευσης και αποχώρησης υπαλλήλων, δελτία απόντων κλπ.</text:span></text:p>
          </draw:text-box>
        </draw:frame>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4T14">
        <draw:frame presentation:style-name="pr12" draw:layer="layout" svg:width="25.199cm" svg:height="2.973cm" svg:x="1.4cm" svg:y="0.837cm" presentation:class="title" presentation:user-transformed="true">
          <draw:text-box>
            <text:p>Αρχιτεκτονική του συστήματος</text:p>
          </draw:text-box>
        </draw:frame>
        <draw:frame presentation:style-name="pr13" draw:text-style-name="P4" draw:layer="layout" svg:width="25.199cm" svg:height="1.778cm" svg:x="1.4cm" svg:y="3.81cm" presentation:class="outline" presentation:user-transformed="true">
          <draw:text-box>
            <text:list text:style-name="L2">
              <text:list-header>
                <text:p text:style-name="P4">Το σύστημα είναι δομημένο σε έξι (6) επίπεδα (layers):</text:p>
              </text:list-header>
            </text:list>
          </draw:text-box>
        </draw:frame>
        <draw:frame presentation:style-name="pr13" draw:layer="layout" svg:width="25.199cm" svg:height="10.414cm" svg:x="1.4cm" svg:y="6.35cm" presentation:class="outline" presentation:user-transformed="true">
          <draw:text-box>
            <text:list text:style-name="L2">
              <text:list-item>
                <text:p><text:span text:style-name="T7">Layer 1</text:span><text:span text:style-name="T8">: </text:span>TCP/IP intranet Δήμου Θεσσαλονίκης</text:p>
              </text:list-item>
              <text:list-item>
                <text:p><text:span text:style-name="T7">Layer 2</text:span><text:span text:style-name="T8">: </text:span>Καρταναγνώστες, controllers, κάρτες</text:p>
              </text:list-item>
              <text:list-item>
                <text:p><text:span text:style-name="T7">Layer 3</text:span><text:span text:style-name="T8">: </text:span>Λογισμικό και database WIN<text:span text:style-name="T4">−</text:span>PAK</text:p>
              </text:list-item>
              <text:list-item>
                <text:p><text:span text:style-name="T7">Layer 4</text:span><text:span text:style-name="T8">: </text:span>Λογισμικό και database <text:span text:style-name="T9">kartel</text:span></text:p>
              </text:list-item>
              <text:list-item>
                <text:p><text:span text:style-name="T7">Layer 5</text:span><text:span text:style-name="T10">: </text:span><text:span text:style-name="T11">Λογισμικό και database </text:span><text:span text:style-name="T9">letrak</text:span></text:p>
              </text:list-item>
              <text:list-item>
                <text:p><text:span text:style-name="T7">Layer 6</text:span><text:span text:style-name="T10">: </text:span><text:span text:style-name="T11">ΟΠΣΟΥ – Υποσύστημα προσωπικού</text:span></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Παναγιώτης Παπαδόπουλος</meta:initial-creator>
    <meta:creation-date>2020-07-14T07:05:59.984939044</meta:creation-date>
    <dc:date>2020-07-14T17:04:20.313215279</dc:date>
    <meta:editing-duration>PT38M33S</meta:editing-duration>
    <meta:editing-cycles>7</meta:editing-cycles>
    <meta:generator>LibreOffice/5.1.6.2$Linux_X86_64 LibreOffice_project/10m0$Build-2</meta:generator>
    <meta:document-statistic meta:object-count="53"/>
  </office:meta>
</office:document-meta>
</file>